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21a25f" officeooo:paragraph-rsid="0021a25f"/>
    </style:style>
    <style:style style:name="P2" style:family="paragraph" style:parent-style-name="Text_20_body">
      <style:paragraph-properties fo:line-height="150%"/>
      <style:text-properties officeooo:rsid="0021a25f" officeooo:paragraph-rsid="00277f43"/>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2">
      <style:text-properties officeooo:rsid="0001bf11" officeooo:paragraph-rsid="0001bf11"/>
    </style:style>
    <style:style style:name="P7" style:family="paragraph" style:parent-style-name="Heading_20_2">
      <style:text-properties officeooo:rsid="0001dd3c" officeooo:paragraph-rsid="0001dd3c"/>
    </style:style>
    <style:style style:name="P8" style:family="paragraph" style:parent-style-name="Heading_20_2">
      <style:text-properties officeooo:rsid="0004b39a" officeooo:paragraph-rsid="000532fb"/>
    </style:style>
    <style:style style:name="P9" style:family="paragraph" style:parent-style-name="Heading_20_2">
      <style:text-properties officeooo:rsid="00075f24" officeooo:paragraph-rsid="00075f24"/>
    </style:style>
    <style:style style:name="P10" style:family="paragraph" style:parent-style-name="Heading_20_2">
      <style:text-properties officeooo:rsid="000c6658" officeooo:paragraph-rsid="000c6658"/>
    </style:style>
    <style:style style:name="P11" style:family="paragraph" style:parent-style-name="Heading_20_2">
      <style:text-properties officeooo:rsid="000e082d" officeooo:paragraph-rsid="000e082d"/>
    </style:style>
    <style:style style:name="P12" style:family="paragraph" style:parent-style-name="Heading_20_2">
      <style:text-properties officeooo:rsid="001172d1" officeooo:paragraph-rsid="001172d1"/>
    </style:style>
    <style:style style:name="P13" style:family="paragraph" style:parent-style-name="Heading_20_2">
      <style:text-properties officeooo:rsid="00151fdd" officeooo:paragraph-rsid="00151fdd"/>
    </style:style>
    <style:style style:name="P14" style:family="paragraph" style:parent-style-name="Heading_20_2">
      <style:text-properties officeooo:rsid="00170ff7" officeooo:paragraph-rsid="00170ff7"/>
    </style:style>
    <style:style style:name="P15" style:family="paragraph" style:parent-style-name="Heading_20_2">
      <style:text-properties officeooo:rsid="0019e288" officeooo:paragraph-rsid="0019e288"/>
    </style:style>
    <style:style style:name="P16" style:family="paragraph" style:parent-style-name="Heading_20_2">
      <style:text-properties officeooo:rsid="001d98cb" officeooo:paragraph-rsid="001d98cb"/>
    </style:style>
    <style:style style:name="P17" style:family="paragraph" style:parent-style-name="Heading_20_2">
      <style:text-properties officeooo:rsid="001f8566" officeooo:paragraph-rsid="001f8566"/>
    </style:style>
    <style:style style:name="P18" style:family="paragraph" style:parent-style-name="Heading_20_1">
      <style:paragraph-properties fo:break-before="page"/>
      <style:text-properties officeooo:rsid="0001a624" officeooo:paragraph-rsid="0001a624"/>
    </style:style>
    <style:style style:name="P19" style:family="paragraph" style:parent-style-name="Heading_20_1">
      <style:paragraph-properties fo:break-before="page"/>
      <style:text-properties officeooo:paragraph-rsid="000532fb"/>
    </style:style>
    <style:style style:name="P20" style:family="paragraph" style:parent-style-name="Heading_20_1">
      <style:paragraph-properties fo:break-before="page"/>
      <style:text-properties officeooo:rsid="0004b39a" officeooo:paragraph-rsid="000532fb"/>
    </style:style>
    <style:style style:name="P21" style:family="paragraph" style:parent-style-name="Text_20_body">
      <style:text-properties officeooo:rsid="0021a25f" officeooo:paragraph-rsid="0021a25f"/>
    </style:style>
    <style:style style:name="P22" style:family="paragraph" style:parent-style-name="Text_20_body">
      <style:paragraph-properties fo:line-height="150%"/>
      <style:text-properties officeooo:rsid="0030727f" officeooo:paragraph-rsid="0030727f"/>
    </style:style>
    <style:style style:name="P23" style:family="paragraph" style:parent-style-name="Text_20_body">
      <style:paragraph-properties fo:line-height="150%"/>
      <style:text-properties officeooo:rsid="00333a35" officeooo:paragraph-rsid="00333a35"/>
    </style:style>
    <style:style style:name="P24" style:family="paragraph" style:parent-style-name="Text_20_body">
      <style:paragraph-properties fo:line-height="150%"/>
      <style:text-properties style:font-name="Times New Roman" officeooo:rsid="0021a25f" officeooo:paragraph-rsid="0021a25f"/>
    </style:style>
    <style:style style:name="P25" style:family="paragraph" style:parent-style-name="Text_20_body">
      <style:paragraph-properties fo:line-height="150%"/>
      <style:text-properties style:font-name="Times New Roman" officeooo:rsid="0021a25f" officeooo:paragraph-rsid="00277f43"/>
    </style:style>
    <style:style style:name="P26" style:family="paragraph" style:parent-style-name="Text_20_body">
      <style:paragraph-properties fo:line-height="150%"/>
      <style:text-properties style:font-name="Times New Roman" officeooo:rsid="0023d089" officeooo:paragraph-rsid="002963cc"/>
    </style:style>
    <style:style style:name="P27" style:family="paragraph" style:parent-style-name="Text_20_body">
      <style:paragraph-properties fo:line-height="150%"/>
      <style:text-properties style:font-name="Times New Roman" officeooo:rsid="002963cc" officeooo:paragraph-rsid="002963cc"/>
    </style:style>
    <style:style style:name="P28" style:family="paragraph" style:parent-style-name="Text_20_body">
      <style:paragraph-properties fo:line-height="150%"/>
      <style:text-properties style:font-name="Times New Roman" officeooo:rsid="002d9185" officeooo:paragraph-rsid="002d9185"/>
    </style:style>
    <style:style style:name="P29" style:family="paragraph" style:parent-style-name="Text_20_body">
      <style:text-properties style:font-name="Times New Roman" officeooo:rsid="002d9185" officeooo:paragraph-rsid="002d9185"/>
    </style:style>
    <style:style style:name="P30" style:family="paragraph" style:parent-style-name="Text_20_body">
      <style:paragraph-properties fo:line-height="150%"/>
      <style:text-properties style:font-name="Times New Roman" officeooo:rsid="0030727f" officeooo:paragraph-rsid="0030727f"/>
    </style:style>
    <style:style style:name="P31" style:family="paragraph" style:parent-style-name="Text_20_body">
      <style:paragraph-properties fo:line-height="150%"/>
      <style:text-properties style:font-name="Times New Roman" officeooo:rsid="00333a35" officeooo:paragraph-rsid="00333a35"/>
    </style:style>
    <style:style style:name="P32" style:family="paragraph" style:parent-style-name="Text_20_body">
      <style:paragraph-properties fo:line-height="150%"/>
      <style:text-properties officeooo:rsid="003361bb" officeooo:paragraph-rsid="003361bb"/>
    </style:style>
    <style:style style:name="T1" style:family="text">
      <style:text-properties officeooo:rsid="000c6658"/>
    </style:style>
    <style:style style:name="T2" style:family="text">
      <style:text-properties officeooo:rsid="00170ff7"/>
    </style:style>
    <style:style style:name="T3" style:family="text">
      <style:text-properties officeooo:rsid="00200621"/>
    </style:style>
    <style:style style:name="T4" style:family="text">
      <style:text-properties officeooo:rsid="0023d089"/>
    </style:style>
    <style:style style:name="T5" style:family="text">
      <style:text-properties officeooo:rsid="002502cf"/>
    </style:style>
    <style:style style:name="T6" style:family="text">
      <style:text-properties officeooo:rsid="002abdd4"/>
    </style:style>
    <style:style style:name="T7" style:family="text">
      <style:text-properties officeooo:rsid="002e8dc1"/>
    </style:style>
    <style:style style:name="T8" style:family="text">
      <style:text-properties officeooo:rsid="0030de54"/>
    </style:style>
    <style:style style:name="T9" style:family="text">
      <style:text-properties officeooo:rsid="003361b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des matières</text:p>
          </text:index-title>
          <text:p text:style-name="P5"><text:a xlink:type="simple" xlink:href="#__RefHeading___Toc139_2121062231" text:style-name="Index_20_Link" text:visited-style-name="Index_20_Link">1. Introduction<text:tab/>3</text:a></text:p>
          <text:p text:style-name="P4"><text:a xlink:type="simple" xlink:href="#__RefHeading___Toc141_2121062231" text:style-name="Index_20_Link" text:visited-style-name="Index_20_Link">1.1 Pourquoi avoir choisi l’Oculus Rift ?<text:tab/>3</text:a></text:p>
          <text:p text:style-name="P4"><text:a xlink:type="simple" xlink:href="#__RefHeading___Toc143_2121062231" text:style-name="Index_20_Link" text:visited-style-name="Index_20_Link">1.2 Le SDK natif de l’Oculus Rift<text:tab/>3</text:a></text:p>
          <text:p text:style-name="P4"><text:a xlink:type="simple" xlink:href="#__RefHeading___Toc145_2121062231" text:style-name="Index_20_Link" text:visited-style-name="Index_20_Link">1.3 Pourquoi choisir Unity ?<text:tab/>3</text:a></text:p>
          <text:p text:style-name="P5"><text:a xlink:type="simple" xlink:href="#__RefHeading___Toc147_2121062231" text:style-name="Index_20_Link" text:visited-style-name="Index_20_Link">2. Le moteur Unity<text:tab/>4</text:a></text:p>
          <text:p text:style-name="P4"><text:a xlink:type="simple" xlink:href="#__RefHeading___Toc149_2121062231" text:style-name="Index_20_Link" text:visited-style-name="Index_20_Link">2.1 Un outil modulaire<text:tab/>4</text:a></text:p>
          <text:p text:style-name="P4"><text:a xlink:type="simple" xlink:href="#__RefHeading___Toc157_2121062231" text:style-name="Index_20_Link" text:visited-style-name="Index_20_Link">2.2 Une façon plus simple de gérer l’Oculus Rift<text:tab/>4</text:a></text:p>
          <text:p text:style-name="P4"><text:a xlink:type="simple" xlink:href="#__RefHeading___Toc159_2121062231" text:style-name="Index_20_Link" text:visited-style-name="Index_20_Link">2.3 Un moteur physique<text:tab/>4</text:a></text:p>
          <text:p text:style-name="P5"><text:a xlink:type="simple" xlink:href="#__RefHeading___Toc151_2121062231" text:style-name="Index_20_Link" text:visited-style-name="Index_20_Link">3. Programmation avec le langage C#<text:tab/>5</text:a></text:p>
          <text:p text:style-name="P4"><text:a xlink:type="simple" xlink:href="#__RefHeading___Toc161_2121062231" text:style-name="Index_20_Link" text:visited-style-name="Index_20_Link">3.1 Pas de programme, mais des scripts<text:tab/>5</text:a></text:p>
          <text:p text:style-name="P4"><text:a xlink:type="simple" xlink:href="#__RefHeading___Toc163_2121062231" text:style-name="Index_20_Link" text:visited-style-name="Index_20_Link">3.2 Le partage entre objets<text:tab/>5</text:a></text:p>
          <text:p text:style-name="P4"><text:a xlink:type="simple" xlink:href="#__RefHeading___Toc165_2121062231" text:style-name="Index_20_Link" text:visited-style-name="Index_20_Link">3.3 Les scripts existants dans le projet<text:tab/>5</text:a></text:p>
          <text:p text:style-name="P5"><text:a xlink:type="simple" xlink:href="#__RefHeading___Toc153_2121062231" text:style-name="Index_20_Link" text:visited-style-name="Index_20_Link">4. Le projet<text:tab/>6</text:a></text:p>
          <text:p text:style-name="P4"><text:a xlink:type="simple" xlink:href="#__RefHeading___Toc167_2121062231" text:style-name="Index_20_Link" text:visited-style-name="Index_20_Link">4.1 Quel type de projet pour l’Oculus Rift ?<text:tab/>6</text:a></text:p>
          <text:p text:style-name="P4"><text:a xlink:type="simple" xlink:href="#__RefHeading___Toc169_2121062231" text:style-name="Index_20_Link" text:visited-style-name="Index_20_Link">4.2 Utilisation d’une manette<text:tab/>6</text:a></text:p>
          <text:p text:style-name="P4"><text:a xlink:type="simple" xlink:href="#__RefHeading___Toc171_2121062231" text:style-name="Index_20_Link" text:visited-style-name="Index_20_Link">4.3 Génération du terrain<text:tab/>6</text:a></text:p>
          <text:p text:style-name="P5"><text:a xlink:type="simple" xlink:href="#__RefHeading___Toc155_2121062231" text:style-name="Index_20_Link" text:visited-style-name="Index_20_Link">5. Conclusion<text:tab/>7</text:a></text:p>
          <text:p text:style-name="P4"><text:a xlink:type="simple" xlink:href="#__RefHeading___Toc173_2121062231" text:style-name="Index_20_Link" text:visited-style-name="Index_20_Link">5.1 Ce qui a été fait<text:tab/>7</text:a></text:p>
          <text:p text:style-name="P4"><text:a xlink:type="simple" xlink:href="#__RefHeading___Toc175_2121062231" text:style-name="Index_20_Link" text:visited-style-name="Index_20_Link">5.2 Ce qu’il reste à faire<text:tab/>7</text:a></text:p>
        </text:index-body>
      </text:table-of-content>
      <text:p text:style-name="Standard"/>
      <text:h text:style-name="P18" text:outline-level="1"><text:bookmark-start text:name="__RefHeading___Toc139_2121062231"/>1. Introduction<text:bookmark-end text:name="__RefHeading___Toc139_2121062231"/></text:h>
      <text:h text:style-name="P6" text:outline-level="2"><text:bookmark-start text:name="__RefHeading___Toc141_2121062231"/>1.1 Pourquoi avoir choisi l’Oculus Rift ?<text:bookmark-end text:name="__RefHeading___Toc141_2121062231"/></text:h>
      <text:p text:style-name="P24">Nous avons choisi de développer pour l’Oculus Rift, car nous nous posions la question concernant son fonctionnement, en effet <text:span text:style-name="T5">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1"/>
      <text:h text:style-name="P6" text:outline-level="2"><text:bookmark-start text:name="__RefHeading___Toc143_2121062231"/>1.2 Le SDK natif de l’Oculus Rift<text:bookmark-end text:name="__RefHeading___Toc143_2121062231"/></text:h>
      <text:p text:style-name="P25">Avant de commencer à développer, nous avons tout d’abord <text:span text:style-name="T4">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2"/>
      <text:p text:style-name="P26">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26"/>
      <text:p text:style-name="P27">Premier problème, les bibliothèques <text:span text:style-name="T6">runtimes C/C++ de Windows utilisées par la bibliothèque de l’Oculus Rift</text:span> <text:span text:style-name="T6">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1"/>
      <text:p text:style-name="P28"><text:soft-page-break/>Deuxième problème, le SDK était riche en exemple, cependant ils étaient en DirectX et non en OpenGL. Ce qui était un très gros frein dans le développement car cela impliquerait d’apprendre aussi l’API de Microsoft pour pouvoir commencer <text:span text:style-name="T7">à</text:span> faire de la 3D <text:span text:style-name="T7">avec l’Oculus Rift. Même si l’un de nous deux connaissait un petit peu DirectX, la dose de travail aurait été ridiculement tournée vers DirectX et non vers l’Oculus Rift.</text:span></text:p>
      <text:p text:style-name="P29"/>
      <text:p text:style-name="P30">Cependant même si à terme le SDK natif n’est pas la solution que nous avons <text:span text:style-name="T8">retrenue</text:span>, nous avons pu voir un peu de code et quand même comprendre comment <text:span text:style-name="T8">il était possible de </text:span>créer un context 3D pour l’Oculus Rift. En effet la bibliothèque de <text:span text:style-name="T8">l’</text:span>Oculus Rift fournit des fonctions <text:span text:style-name="T8">le permettant de la même façon que la SDL2 le ferait.</text:span></text:p>
      <text:p text:style-name="P22"/>
      <text:h text:style-name="P7" text:outline-level="2"><text:bookmark-start text:name="__RefHeading___Toc145_2121062231"/>1.3 Pourquoi choisir Unity ?<text:bookmark-end text:name="__RefHeading___Toc145_2121062231"/></text:h>
      <text:p text:style-name="P23">Comme nous pouvons le voir dans le paragraphe précédent, nous avons évoqué des problèmes liés au SDK natif de l’Oculus Rift ce qui a eu pour conséquence de nous faire changer d’outils. Et cet outil fut le moteur de jeu Unity. <text:span text:style-name="T9">Nous allons donc évoquer toutes les raisons qui nous ont poussé à aller sur cet outil et pas un autre.</text:span></text:p>
      <text:p text:style-name="P23"/>
      <text:p text:style-name="P32">Tout d’abord Unity est un moteur, et qui dit moteur dit simplification des tâches bas niveau, en effet grâce à ca nous pourrions développer une petite éxpèrience </text:p>
      <text:p text:style-name="P31">Nous avons choisi Unity pour plusieurs raisons, la programmation de l’Oculus Rift avec le SDK natif était trop compliquée, il n’y a presque pas de documentation concernant la programmation de l’Oculus Rift avec le SDK natif. Nous avons également choisi d’utiliser le moteur 3D Unity, car nous pouvons faire plus de choses intéressante, le programme pouvait aller plus loin et plus facilement, et enfin le moteur Unity fourni un moteur physique qui est un avantage non négligeable pour un programme qui se veut immersif avec l’utilisation de l’Oculus Rift.</text:p>
      <text:h text:style-name="P18" text:outline-level="1"><text:bookmark-start text:name="__RefHeading___Toc147_2121062231"/>2. Le moteur Unity<text:bookmark-end text:name="__RefHeading___Toc147_2121062231"/></text:h>
      <text:h text:style-name="P8" text:outline-level="2"><text:bookmark-start text:name="__RefHeading___Toc149_2121062231"/>2.1 Un outil modulaire<text:bookmark-end text:name="__RefHeading___Toc149_2121062231"/></text:h>
      <text:h text:style-name="P9" text:outline-level="2"><text:bookmark-start text:name="__RefHeading___Toc157_2121062231"/>2.2 Une façon plus simple de gérer <text:span text:style-name="T2">l’Oculus Rift</text:span><text:bookmark-end text:name="__RefHeading___Toc157_2121062231"/></text:h>
      <text:h text:style-name="P9" text:outline-level="2"><text:bookmark-start text:name="__RefHeading___Toc159_2121062231"/>2.3 Un moteur physique<text:bookmark-end text:name="__RefHeading___Toc159_2121062231"/></text:h>
      <text:h text:style-name="P19" text:outline-level="1"><text:bookmark-start text:name="__RefHeading___Toc151_2121062231"/>3. <text:span text:style-name="T1">Programmation</text:span> avec le langage C#<text:bookmark-end text:name="__RefHeading___Toc151_2121062231"/></text:h>
      <text:h text:style-name="P10" text:outline-level="2"><text:bookmark-start text:name="__RefHeading___Toc161_2121062231"/>3.1 Pas de programme, mais des scripts<text:bookmark-end text:name="__RefHeading___Toc161_2121062231"/></text:h>
      <text:h text:style-name="P11" text:outline-level="2"><text:bookmark-start text:name="__RefHeading___Toc163_2121062231"/>3.2 Le partage entre objets<text:bookmark-end text:name="__RefHeading___Toc163_2121062231"/></text:h>
      <text:h text:style-name="P12" text:outline-level="2"><text:bookmark-start text:name="__RefHeading___Toc165_2121062231"/>3.3 Les scripts existants dans le projet<text:bookmark-end text:name="__RefHeading___Toc165_2121062231"/></text:h>
      <text:h text:style-name="P20" text:outline-level="1"><text:bookmark-start text:name="__RefHeading___Toc153_2121062231"/>4. Le projet<text:bookmark-end text:name="__RefHeading___Toc153_2121062231"/></text:h>
      <text:h text:style-name="P13" text:outline-level="2"><text:bookmark-start text:name="__RefHeading___Toc167_2121062231"/>4.1 Quel type de projet pour <text:span text:style-name="T2">l’Oculus Rift</text:span> ?<text:bookmark-end text:name="__RefHeading___Toc167_2121062231"/></text:h>
      <text:h text:style-name="P14" text:outline-level="2"><text:bookmark-start text:name="__RefHeading___Toc169_2121062231"/>4.2 Utilisation d’une manette<text:bookmark-end text:name="__RefHeading___Toc169_2121062231"/></text:h>
      <text:h text:style-name="P15" text:outline-level="2"><text:bookmark-start text:name="__RefHeading___Toc171_2121062231"/>4.3 Génération du terrain<text:bookmark-end text:name="__RefHeading___Toc171_2121062231"/></text:h>
      <text:h text:style-name="P20" text:outline-level="1"><text:bookmark-start text:name="__RefHeading___Toc155_2121062231"/>5. Conclusion<text:bookmark-end text:name="__RefHeading___Toc155_2121062231"/></text:h>
      <text:h text:style-name="P16" text:outline-level="2"><text:bookmark-start text:name="__RefHeading___Toc173_2121062231"/>5.1 Ce qui a été fait<text:bookmark-end text:name="__RefHeading___Toc173_2121062231"/></text:h>
      <text:h text:style-name="P17" text:outline-level="2"><text:bookmark-start text:name="__RefHeading___Toc175_2121062231"/>5.2 Ce <text:span text:style-name="T3">qu’</text:span>il reste à faire<text:bookmark-end text:name="__RefHeading___Toc175_212106223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3T13:14:03.270000000</dc:date>
    <meta:editing-duration>PT2H34M57S</meta:editing-duration>
    <meta:editing-cycles>47</meta:editing-cycles>
    <meta:generator>LibreOffice/5.0.4.2$Windows_x86 LibreOffice_project/2b9802c1994aa0b7dc6079e128979269cf95bc78</meta:generator>
    <meta:document-statistic meta:table-count="0" meta:image-count="0" meta:object-count="0" meta:page-count="8" meta:paragraph-count="48" meta:word-count="861" meta:character-count="4957" meta:non-whitespace-character-count="4143"/>
  </office:meta>
</office:document-meta>
</file>